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5237a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dc9fe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ebe13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70719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4b8fad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343427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f25a1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fd47f7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0fd0a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1affc3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3b0273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c5ff1e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d990e8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21625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2fa59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ed2f1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048b7d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09e83a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103396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1b0684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2c1839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449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5eff6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00fd0a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19d5c5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1affc3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3b0273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416880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4d0b41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5e54b1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8224f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78224f" officeooo:paragraph-rsid="1e0326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ba16a9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c48f4f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c5ff1e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cbf318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ceb2a6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d307a3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d990e8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21625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efed2f1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09e83a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11f7fe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1b0684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d3cd33a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ed990e8" officeooo:paragraph-rsid="1df449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1d3cd33a" style:font-name-asian="標楷體1"/>
    </style:style>
    <style:style style:name="T4" style:family="text">
      <style:text-properties style:font-name="標楷體1" officeooo:rsid="1df70719" style:font-name-asian="標楷體1"/>
    </style:style>
    <style:style style:name="T5" style:family="text">
      <style:text-properties style:font-name="標楷體1" officeooo:rsid="1dfebe13" style:font-name-asian="標楷體1"/>
    </style:style>
    <style:style style:name="T6" style:family="text">
      <style:text-properties style:font-name="標楷體1" officeooo:rsid="1df8cf76" style:font-name-asian="標楷體1"/>
    </style:style>
    <style:style style:name="T7" style:family="text">
      <style:text-properties style:font-name="標楷體1" officeooo:rsid="1e05eff6" style:font-name-asian="標楷體1"/>
    </style:style>
    <style:style style:name="T8" style:family="text">
      <style:text-properties style:font-name="標楷體1" officeooo:rsid="1eff25a1" style:font-name-asian="標楷體1"/>
    </style:style>
    <style:style style:name="T9" style:family="text">
      <style:text-properties style:font-name="標楷體1" officeooo:rsid="1e4a95f1" style:font-name-asian="標楷體1"/>
    </style:style>
    <style:style style:name="T10" style:family="text">
      <style:text-properties style:font-name="標楷體1" officeooo:rsid="1e00a113" style:font-name-asian="標楷體1"/>
    </style:style>
    <style:style style:name="T11" style:family="text">
      <style:text-properties style:font-name="標楷體1" officeooo:rsid="1e17f037" style:font-name-asian="標楷體1"/>
    </style:style>
    <style:style style:name="T12" style:family="text">
      <style:text-properties style:font-name="標楷體1" officeooo:rsid="1e2b0038" style:font-name-asian="標楷體1"/>
    </style:style>
    <style:style style:name="T13" style:family="text">
      <style:text-properties style:font-name="標楷體1" officeooo:rsid="1e3faf9c" style:font-name-asian="標楷體1"/>
    </style:style>
    <style:style style:name="T14" style:family="text">
      <style:text-properties style:font-name="標楷體1" officeooo:rsid="1e432888" style:font-name-asian="標楷體1"/>
    </style:style>
    <style:style style:name="T15" style:family="text">
      <style:text-properties style:font-name="標楷體1" officeooo:rsid="1e416880" style:font-name-asian="標楷體1"/>
    </style:style>
    <style:style style:name="T16" style:family="text">
      <style:text-properties style:font-name="標楷體1" officeooo:rsid="1e4d0b41" style:font-name-asian="標楷體1"/>
    </style:style>
    <style:style style:name="T17" style:family="text">
      <style:text-properties style:font-name="標楷體1" officeooo:rsid="1e571223" style:font-name-asian="標楷體1"/>
    </style:style>
    <style:style style:name="T18" style:family="text">
      <style:text-properties style:font-name="標楷體1" officeooo:rsid="1e5e54b1" style:font-name-asian="標楷體1"/>
    </style:style>
    <style:style style:name="T19" style:family="text">
      <style:text-properties style:font-name="標楷體1" officeooo:rsid="1e744cca" style:font-name-asian="標楷體1"/>
    </style:style>
    <style:style style:name="T20" style:family="text">
      <style:text-properties style:font-name="標楷體1" officeooo:rsid="1e77bda9" style:font-name-asian="標楷體1"/>
    </style:style>
    <style:style style:name="T21" style:family="text">
      <style:text-properties style:font-name="標楷體1" officeooo:rsid="1e78224f" style:font-name-asian="標楷體1"/>
    </style:style>
    <style:style style:name="T22" style:family="text">
      <style:text-properties style:font-name="標楷體1" officeooo:rsid="1ef2fa59" style:font-name-asian="標楷體1"/>
    </style:style>
    <style:style style:name="T23" style:family="text">
      <style:text-properties style:font-name="標楷體1" officeooo:rsid="1f1b0684" style:font-name-asian="標楷體1"/>
    </style:style>
    <style:style style:name="T24" style:family="text">
      <style:text-properties style:font-name="標楷體1" officeooo:rsid="1f2c9c6b" style:font-name-asian="標楷體1"/>
    </style:style>
    <style:style style:name="T25" style:family="text">
      <style:text-properties style:font-name="標楷體1" officeooo:rsid="1f11f7fe" style:font-name-asian="標楷體1"/>
    </style:style>
    <style:style style:name="T26" style:family="text">
      <style:text-properties style:font-name="標楷體1" officeooo:rsid="1df6a30b" style:font-name-asian="標楷體1"/>
    </style:style>
    <style:style style:name="T27" style:family="text">
      <style:text-properties style:font-name="標楷體1" officeooo:rsid="1ea1bd50"/>
    </style:style>
    <style:style style:name="T28" style:family="text">
      <style:text-properties style:font-name="標楷體1" officeooo:rsid="1ec5ff1e"/>
    </style:style>
    <style:style style:name="T29" style:family="text">
      <style:text-properties style:font-name="標楷體1" officeooo:rsid="1eceb2a6"/>
    </style:style>
    <style:style style:name="T30" style:family="text">
      <style:text-properties style:font-name="標楷體1" officeooo:rsid="1e00a113"/>
    </style:style>
    <style:style style:name="T31" style:family="text">
      <style:text-properties style:font-name-asian="標楷體1"/>
    </style:style>
    <style:style style:name="T32" style:family="text">
      <style:text-properties officeooo:rsid="1dfebe13" style:font-name-asian="標楷體1"/>
    </style:style>
    <style:style style:name="T33" style:family="text">
      <style:text-properties officeooo:rsid="1e05eff6" style:font-name-asian="標楷體1"/>
    </style:style>
    <style:style style:name="T34" style:family="text">
      <style:text-properties officeooo:rsid="1e4a95f1" style:font-name-asian="標楷體1"/>
    </style:style>
    <style:style style:name="T35" style:family="text">
      <style:text-properties officeooo:rsid="1e00a113" style:font-name-asian="標楷體1"/>
    </style:style>
    <style:style style:name="T36" style:family="text">
      <style:text-properties officeooo:rsid="1e17f037" style:font-name-asian="標楷體1"/>
    </style:style>
    <style:style style:name="T37" style:family="text">
      <style:text-properties officeooo:rsid="1e2b0038" style:font-name-asian="標楷體1"/>
    </style:style>
    <style:style style:name="T38" style:family="text">
      <style:text-properties officeooo:rsid="1e3faf9c" style:font-name-asian="標楷體1"/>
    </style:style>
    <style:style style:name="T39" style:family="text">
      <style:text-properties officeooo:rsid="1e432888" style:font-name-asian="標楷體1"/>
    </style:style>
    <style:style style:name="T40" style:family="text">
      <style:text-properties officeooo:rsid="1e416880" style:font-name-asian="標楷體1"/>
    </style:style>
    <style:style style:name="T41" style:family="text">
      <style:text-properties officeooo:rsid="1e4d0b41" style:font-name-asian="標楷體1"/>
    </style:style>
    <style:style style:name="T42" style:family="text">
      <style:text-properties officeooo:rsid="1e571223" style:font-name-asian="標楷體1"/>
    </style:style>
    <style:style style:name="T43" style:family="text">
      <style:text-properties officeooo:rsid="1e5e54b1" style:font-name-asian="標楷體1"/>
    </style:style>
    <style:style style:name="T44" style:family="text">
      <style:text-properties officeooo:rsid="1e744cca" style:font-name-asian="標楷體1"/>
    </style:style>
    <style:style style:name="T45" style:family="text">
      <style:text-properties officeooo:rsid="1e77bda9" style:font-name-asian="標楷體1"/>
    </style:style>
    <style:style style:name="T46" style:family="text">
      <style:text-properties officeooo:rsid="1e78224f" style:font-name-asian="標楷體1"/>
    </style:style>
    <style:style style:name="T47" style:family="text">
      <style:text-properties officeooo:rsid="1ef2fa59" style:font-name-asian="標楷體1"/>
    </style:style>
    <style:style style:name="T48" style:family="text">
      <style:text-properties officeooo:rsid="1f11f7fe" style:font-name-asian="標楷體1"/>
    </style:style>
    <style:style style:name="T49" style:family="text">
      <style:text-properties officeooo:rsid="1f1b0684" style:font-name-asian="標楷體1"/>
    </style:style>
    <style:style style:name="T50" style:family="text">
      <style:text-properties officeooo:rsid="1df6a30b" style:font-name-asian="標楷體1"/>
    </style:style>
    <style:style style:name="T51" style:family="text">
      <style:text-properties officeooo:rsid="1e847771"/>
    </style:style>
    <style:style style:name="T52" style:family="text">
      <style:text-properties officeooo:rsid="1ea1bd50"/>
    </style:style>
    <style:style style:name="T53" style:family="text">
      <style:text-properties officeooo:rsid="1e00a113"/>
    </style:style>
    <style:style style:name="T54" style:family="text">
      <style:text-properties officeooo:rsid="1f11f7fe"/>
    </style:style>
    <style:style style:name="T5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27121190" text:style-name="L1">
        <text:list-item>
          <text:p text:style-name="P1"><text:bookmark-start text:name="2062"/><text:span text:style-name="T3">2</text:span><text:span text:style-name="T2">062</text:span><text:bookmark-end text:name="2062"/></text:p>
          <text:list>
            <text:list-item>
              <text:p text:style-name="P1"><text:span text:style-name="T2">2062 認</text:span><text:span text:style-name="T31">定 自己是 未來人。</text:span></text:p>
              <text:list>
                <text:list-item>
                  <text:p text:style-name="P2"><text:span text:style-name="T2">2062 認定 自己是 從 西元2062年 穿越到 2010年</text:span><text:span text:style-name="T31"> 的 未來人。</text:span></text:p>
                </text:list-item>
              </text:list>
            </text:list-item>
            <text:list-item>
              <text:p text:style-name="P1"><text:span text:style-name="T2">KFK 認定 2062 的</text:span><text:span text:style-name="T31"> 預言，有 善意的謊言、謊言、錯誤情報。</text:span></text:p>
              <text:list>
                <text:list-item>
                  <text:p text:style-name="P1"><text:span text:style-name="T4">KFK 認定 </text:span><text:span text:style-name="T5">2062、2075 是 未來</text:span><text:span text:style-name="T32">人。</text:span></text:p>
                </text:list-item>
                <text:list-item>
                  <text:p text:style-name="P1"><text:span text:style-name="T5">KFK 認定 </text:span><text:span text:style-name="T2">2062</text:span><text:span text:style-name="T5">、2075</text:span><text:span text:style-name="T2"> 的</text:span><text:span text:style-name="T31"> 預言，有 善意的謊言、謊言、錯誤情報。</text:span></text:p>
                  <text:list>
                    <text:list-item>
                      <text:p text:style-name="P1"><text:span text:style-name="T2">KFK </text:span><text:span text:style-name="T31">認定 自己是 未來人、中國人。</text:span></text:p>
                    </text:list-item>
                    <text:list-item>
                      <text:p text:style-name="P3"><text:span text:style-name="T2">2062 </text:span><text:span text:style-name="T31">認定 自己是 未來人、日本人。</text:span></text:p>
                    </text:list-item>
                    <text:list-item>
                      <text:p text:style-name="P3"><text:span text:style-name="T2">2075</text:span><text:span text:style-name="T31"> 認定 自己是 未來人、日本人。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6">2062 的 預言 是 2062 </text:span><text:span text:style-name="T2">認</text:span><text:span text:style-name="T31">定的 歷史。</text:span></text:p>
            </text:list-item>
            <text:list-item>
              <text:p text:style-name="P4"><text:span text:style-name="T7">2062 </text:span><text:span text:style-name="T2">在 西元</text:span><text:span text:style-name="T7">2010年 成功預言，西元2011年</text:span><text:span text:style-name="T8">3月11日</text:span><text:span text:style-name="T7">的 311</text:span><text:span text:style-name="T33">大地震。</text:span></text:p>
              <text:list>
                <text:list-item>
                  <text:p text:style-name="P4"><text:span text:style-name="T9">2062 留</text:span><text:span text:style-name="T34">下 暗號。</text:span></text:p>
                  <text:list>
                    <text:list-item>
                      <text:p text:style-name="P23">爬到山上去。</text:p>
                    </text:list-item>
                  </text:list>
                </text:list-item>
              </text:list>
            </text:list-item>
            <text:list-item>
              <text:p text:style-name="P5"><text:span text:style-name="T7">2</text:span><text:span text:style-name="T2">062 在 日本的 2CH論</text:span><text:span text:style-name="T31">壇 發文、預言。</text:span></text:p>
            </text:list-item>
            <text:list-item>
              <text:p text:style-name="P6"><text:span text:style-name="T2">2062 成功</text:span><text:span text:style-name="T31">預言</text:span><text:span text:style-name="T2">，西元2015年5月16日的 </text:span><text:span text:style-name="T31">淡城大地震。</text:span></text:p>
            </text:list-item>
            <text:list-item>
              <text:p text:style-name="P7"><text:span text:style-name="T2">2062 成功預言，西元2016年4月16日</text:span><text:span text:style-name="T31">的 熊本大地震。</text:span></text:p>
            </text:list-item>
          </text:list>
        </text:list-item>
        <text:list-item>
          <text:p text:style-name="P8"><text:bookmark-start text:name="2062 的預言、認定的歷史（一）"/><text:span text:style-name="T10">2062 的預言、</text:span><text:span text:style-name="T35">認定的歷史（一）</text:span><text:bookmark-end text:name="2062 的預言、認定的歷史（一）"/></text:p>
          <text:list>
            <text:list-item>
              <text:p text:style-name="P24">海平面上升。</text:p>
            </text:list-item>
            <text:list-item>
              <text:p text:style-name="P24">醫療 有 難以置信的 發展。</text:p>
            </text:list-item>
            <text:list-item>
              <text:p text:style-name="P24">沒有 機器人叛亂事件。</text:p>
            </text:list-item>
            <text:list-item>
              <text:p text:style-name="P24">有 克隆人。</text:p>
            </text:list-item>
            <text:list-item>
              <text:p text:style-name="P9"><text:span text:style-name="T31">有 地下都市、</text:span><text:span text:style-name="T2">UGC</text:span><text:span text:style-name="T31">。</text:span></text:p>
              <text:list>
                <text:list-item>
                  <text:p text:style-name="P9"><text:span text:style-name="T2">UGC 是 </text:span><text:span text:style-name="T11">under ground city</text:span><text:span text:style-name="T36">。</text:span></text:p>
                </text:list-item>
              </text:list>
            </text:list-item>
            <text:list-item>
              <text:p text:style-name="P25">人類的 火星夢 失敗告終。</text:p>
            </text:list-item>
            <text:list-item>
              <text:p text:style-name="P10"><text:span text:style-name="T2">西元2011年 ~ 西元2062年，</text:span><text:span text:style-name="T31">有 戰爭、災害。</text:span></text:p>
            </text:list-item>
            <text:list-item>
              <text:p text:style-name="P26">有 雷射槍、等離子炮。</text:p>
            </text:list-item>
            <text:list-item>
              <text:p text:style-name="P26">戰爭 動用到 生化武器。</text:p>
            </text:list-item>
            <text:list-item>
              <text:p text:style-name="P26">戰爭 大部分動用 化學武器。</text:p>
            </text:list-item>
            <text:list-item>
              <text:p text:style-name="P26">日本 有 航母。</text:p>
            </text:list-item>
            <text:list-item>
              <text:p text:style-name="P10"><text:span text:style-name="T37">透過 科技，</text:span><text:span text:style-name="T31">能明白對方在想什麼。</text:span></text:p>
              <text:list>
                <text:list-item>
                  <text:p text:style-name="P26">人類 認定的 讀心術、心電感應。</text:p>
                </text:list-item>
              </text:list>
            </text:list-item>
            <text:list-item>
              <text:p text:style-name="P10"><text:span text:style-name="T12">透過 科技，50</text:span><text:span text:style-name="T37">公尺之內，所有的想法能聽到</text:span><text:span text:style-name="T31">。</text:span></text:p>
            </text:list-item>
            <text:list-item>
              <text:p text:style-name="P26">沒有結婚的女性 沒有男性 也能 受精、有小孩。</text:p>
            </text:list-item>
            <text:list-item>
              <text:p text:style-name="P26">時光機器 不是 飛。</text:p>
            </text:list-item>
            <text:list-item>
              <text:p text:style-name="P26">時光機器的極限 和 壽命 有關。</text:p>
            </text:list-item>
            <text:list-item>
              <text:p text:style-name="P26">穿越過去 待太久 是 折磨自己、跟自己的壽命過不去。</text:p>
            </text:list-item>
            <text:list-item>
              <text:p text:style-name="P26">穿越過去 只能 短期。</text:p>
            </text:list-item>
            <text:list-item>
              <text:p text:style-name="P26">地球上的生物起源 是 地球之外。</text:p>
            </text:list-item>
            <text:list-item>
              <text:p text:style-name="P26">地球上的生命體 都誕生自 宇宙。</text:p>
            </text:list-item>
            <text:list-item>
              <text:p text:style-name="P11"><text:span text:style-name="T2">西元2010年 ~ 西元2062年</text:span><text:span text:style-name="T31">，日本的政權 更替 兩次 左右。</text:span></text:p>
            </text:list-item>
            <text:list-item>
              <text:p text:style-name="P27">有 第二次朝鮮戰爭。</text:p>
            </text:list-item>
            <text:list-item>
              <text:p text:style-name="P11"><text:span text:style-name="T31">西</text:span><text:span text:style-name="T2">元2062年</text:span><text:span text:style-name="T31">，日本、印度 關係良好。</text:span></text:p>
            </text:list-item>
            <text:list-item>
              <text:p text:style-name="P27">政權更替 之前，日本 被 其他國家 作為 犧牲品。</text:p>
            </text:list-item>
            <text:list-item>
              <text:p text:style-name="P11"><text:span text:style-name="T2">西元</text:span><text:span text:style-name="T13">2062年</text:span><text:span text:style-name="T38">，日本 沒有 敵對的國家。</text:span></text:p>
            </text:list-item>
            <text:list-item>
              <text:p text:style-name="P28">酒精 比 香菸 更危險。</text:p>
            </text:list-item>
            <text:list-item>
              <text:p text:style-name="P11"><text:span text:style-name="T14">2062（認</text:span><text:span text:style-name="T39">定 自己是）</text:span><text:span text:style-name="T40">整個肉體 穿越過去、時空旅行。</text:span></text:p>
            </text:list-item>
            <text:list-item>
              <text:p text:style-name="P28">首相由現在的民主黨議員更替就任，其離任後轉為自民黨。</text:p>
              <text:list>
                <text:list-item>
                  <text:p text:style-name="P28">查驗。</text:p>
                  <text:list>
                    <text:list-item>
                      <text:p text:style-name="P11"><text:span text:style-name="T15">西元</text:span><text:span text:style-name="T16">2012</text:span><text:span text:style-name="T41">年，自民黨的 安倍晉三，連任兩次。</text:span></text:p>
                    </text:list-item>
                  </text:list>
                </text:list-item>
              </text:list>
            </text:list-item>
            <text:list-item>
              <text:p text:style-name="P29">麻生安部 沒有 擔任首相。</text:p>
            </text:list-item>
            <text:list-item>
              <text:p text:style-name="P11"><text:span text:style-name="T41">西</text:span><text:span text:style-name="T16">元</text:span><text:span text:style-name="T17">2030年 之</text:span><text:span text:style-name="T42">前，有 </text:span><text:span text:style-name="T41">第三次世界大戰。</text:span></text:p>
            </text:list-item>
            <text:list-item>
              <text:p text:style-name="P29">第三次世界大戰，日本 沒有 使用核武。</text:p>
            </text:list-item>
            <text:list-item>
              <text:p text:style-name="P29">美國霸權 崩潰。</text:p>
            </text:list-item>
            <text:list-item>
              <text:p text:style-name="P11"><text:span text:style-name="T16">G</text:span><text:span text:style-name="T18">20、世界組織 曾</text:span><text:span text:style-name="T43">經 崩潰過。</text:span></text:p>
            </text:list-item>
            <text:list-item>
              <text:p text:style-name="P11"><text:span text:style-name="T18">西元2062年</text:span><text:span text:style-name="T43">，英語 不是 世界通用語。</text:span></text:p>
            </text:list-item>
            <text:list-item>
              <text:p text:style-name="P30">從 宇宙、外太空 捕獲 難以計數的 訊號。</text:p>
            </text:list-item>
            <text:list-item>
              <text:p text:style-name="P30">從 宇宙、外太空 發現、確認 有 生命 存在。</text:p>
            </text:list-item>
            <text:list-item>
              <text:p text:style-name="P30">有 時間旅行的 法律。</text:p>
            </text:list-item>
            <text:list-item>
              <text:p text:style-name="P30">回到過去 告知未來的 情報 非常危險。</text:p>
            </text:list-item>
            <text:list-item>
              <text:p text:style-name="P30">很早以前 就有公開，暗殺 肯尼迪 的 原因、兇手。</text:p>
            </text:list-item>
            <text:list-item>
              <text:p text:style-name="P11"><text:span text:style-name="T43">西</text:span><text:span text:style-name="T18">元</text:span><text:span text:style-name="T19">2024年，</text:span><text:span text:style-name="T44">發生 大事件，造成 日本 不會增加 移民。</text:span></text:p>
            </text:list-item>
            <text:list-item>
              <text:p text:style-name="P11"><text:span text:style-name="T44">西</text:span><text:span text:style-name="T19">元</text:span><text:span text:style-name="T20">2062年</text:span><text:span text:style-name="T45">，</text:span><text:span text:style-name="T44">日本的 主要產業 是 機器人產業。</text:span></text:p>
            </text:list-item>
            <text:list-item>
              <text:p text:style-name="P11"><text:span text:style-name="T44">西元</text:span><text:span text:style-name="T21">2062</text:span><text:span text:style-name="T46">年，日本的 主要的社會問題 是 酒精犯罪問題。</text:span></text:p>
            </text:list-item>
            <text:list-item>
              <text:p text:style-name="P31">有 全部解開 金字塔之謎。</text:p>
            </text:list-item>
            <text:list-item>
              <text:p text:style-name="P31">進化論 大錯特錯，從 人類起源 就錯。</text:p>
            </text:list-item>
            <text:list-item>
              <text:p text:style-name="P31">電腦 控制 一切。</text:p>
            </text:list-item>
            <text:list-item>
              <text:p text:style-name="P31">閱讀材料 有經過 精心設計，所以 不需要 閱讀。</text:p>
              <text:list>
                <text:list-item>
                  <text:p text:style-name="P31">該閱讀材料 有機率是 整體型閱讀。</text:p>
                  <text:list>
                    <text:list-item>
                      <text:p text:style-name="P31">抽象例子，一眼望過去，瞬間 看完、攝取、記憶。</text:p>
                    </text:list-item>
                    <text:list-item>
                      <text:p text:style-name="P31">抽象例子，顏色、幾何形狀 複合型 圖像、影像。</text:p>
                    </text:list-item>
                    <text:list-item>
                      <text:p text:style-name="P31">抽象例子，閱讀材料 抽象化 →<text:span text:style-name="T51"> 眼睛 看到 → </text:span>腦中（自然而然、理所當然）實體化。</text:p>
                      <text:list>
                        <text:list-item>
                          <text:p text:style-name="P31">抽象例子，視覺錯覺。</text:p>
                          <text:list>
                            <text:list-item>
                              <text:p text:style-name="P31">抽象例子，非監督式學習、使用、應用 視覺錯覺 機制。</text:p>
                            </text:list-item>
                          </text:list>
                        </text:list-item>
                        <text:list-item>
                          <text:p text:style-name="P31">抽象例子，非監督式學習、使用、應用 肉質層、意識層 機制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日本的國債 不見了。</text:p>
            </text:list-item>
            <text:list-item>
              <text:p text:style-name="P31">電腦 就是 電視，通過 網路 觀看 網路大眾媒體。</text:p>
            </text:list-item>
            <text:list-item>
              <text:p text:style-name="P31">電腦，觸摸 商業廣告中的 商品 就會知道 商品細節，然後 可以 選擇 購買、不購買。</text:p>
            </text:list-item>
            <text:list-item>
              <text:p text:style-name="P31"><text:span text:style-name="T1">AV產業，有 紙張、影片、LIVE</text:span>節目 之外的，其他形式的 豐富娛樂。</text:p>
            </text:list-item>
            <text:list-item>
              <text:p text:style-name="P31">任何人 都可以 理解 對話伙伴的 想法。</text:p>
            </text:list-item>
            <text:list-item>
              <text:p text:style-name="P31">甲殼類動物 大約 兩公尺。</text:p>
            </text:list-item>
            <text:list-item>
              <text:p text:style-name="P31">任意門 跟 資源、理論 有關，有可能 實現。</text:p>
            </text:list-item>
            <text:list-item>
              <text:p text:style-name="P31"><text:span text:style-name="T1">西元</text:span><text:span text:style-name="T27">2040年 左右</text:span><text:span text:style-name="T52">，確立</text:span><text:span text:style-name="T27"> AS、ADHD、LD 的 治療方法，血液控制一切。</text:span></text:p>
              <text:list>
                <text:list-item>
                  <text:p text:style-name="P31"><text:span text:style-name="T27">AS 是 </text:span><text:span text:style-name="T52">亞斯伯格症。</text:span></text:p>
                </text:list-item>
                <text:list-item>
                  <text:p text:style-name="P31"><text:span text:style-name="T27">ADHD 是 </text:span><text:span text:style-name="T52">注意力不足過動症。</text:span></text:p>
                </text:list-item>
                <text:list-item>
                  <text:p text:style-name="P31"><text:span text:style-name="T27">LD 是 </text:span><text:span text:style-name="T52">學習障礙。</text:span></text:p>
                </text:list-item>
                <text:list-item>
                  <text:p text:style-name="P32">明顯例子，白血球、免疫細胞 傳遞 訊息、光訊息、磁場訊息。</text:p>
                </text:list-item>
              </text:list>
            </text:list-item>
            <text:list-item>
              <text:p text:style-name="P31">不需要 眼鏡、隱形眼鏡。</text:p>
            </text:list-item>
            <text:list-item>
              <text:p text:style-name="P31">有 人型機器人，價格昂貴，銷售不錯。</text:p>
            </text:list-item>
            <text:list-item>
              <text:p text:style-name="P31">有 個人飛行的 飛行裝置，飛行方向 固定，不能、不允許 自由飛行。</text:p>
            </text:list-item>
            <text:list-item>
              <text:p text:style-name="P31">大多數人 在家工作。</text:p>
            </text:list-item>
            <text:list-item>
              <text:p text:style-name="P31">飲食文化，黃豆、馬鈴薯。</text:p>
            </text:list-item>
            <text:list-item>
              <text:p text:style-name="P31">有 教育制度，每周上學兩天。</text:p>
            </text:list-item>
            <text:list-item>
              <text:p text:style-name="P31">男人、女人 約會，最重要的 是 腦。</text:p>
            </text:list-item>
            <text:list-item>
              <text:p text:style-name="P31">地下都市 不需要 雨傘。</text:p>
            </text:list-item>
            <text:list-item>
              <text:p text:style-name="P31">漁網 有 規範、限制。</text:p>
            </text:list-item>
            <text:list-item>
              <text:p text:style-name="P31">自殺 不能 解決問題，自殺 是 一個嚴重的問題。</text:p>
            </text:list-item>
            <text:list-item>
              <text:p text:style-name="P31">沒有 自衛隊。</text:p>
            </text:list-item>
            <text:list-item>
              <text:p text:style-name="P31">有 日本軍隊 駐守。</text:p>
            </text:list-item>
            <text:list-item>
              <text:p text:style-name="P31">日<text:span text:style-name="T1">本的 GDP</text:span> 排名 世界第三。</text:p>
            </text:list-item>
            <text:list-item>
              <text:p text:style-name="P31">日本、俄羅斯 脫鉤。</text:p>
            </text:list-item>
            <text:list-item>
              <text:p text:style-name="P33"><text:span text:style-name="T1">西元2011年 ~ 西元2062年</text:span> 之間，有 重大災害，建議 爬到山上去。</text:p>
            </text:list-item>
            <text:list-item>
              <text:p text:style-name="P33">日本 是 世界動畫中心。</text:p>
            </text:list-item>
            <text:list-item>
              <text:p text:style-name="P33">課程、教育 根據 個體的 智力 制定。</text:p>
              <text:list>
                <text:list-item>
                  <text:p text:style-name="P33">客製化。</text:p>
                  <text:list>
                    <text:list-item>
                      <text:p text:style-name="P33">有機率是 使<text:span text:style-name="T1">用 AI 設計、製造、使用，客製化的 課程</text:span>。</text:p>
                    </text:list-item>
                  </text:list>
                </text:list-item>
              </text:list>
            </text:list-item>
            <text:list-item>
              <text:p text:style-name="P33">總理的 任期 很長。</text:p>
            </text:list-item>
            <text:list-item>
              <text:p text:style-name="P34">西<text:span text:style-name="T1">元2010年、西元2062</text:span>年 的 年輕人 有區別，缺乏勤奮。</text:p>
            </text:list-item>
            <text:list-item>
              <text:p text:style-name="P34"><text:span text:style-name="T27">西元</text:span><text:span text:style-name="T28">2010年 ~ 西元2062年，日本 有 傑出的 政治領袖。</text:span></text:p>
            </text:list-item>
            <text:list-item>
              <text:p text:style-name="P12"><text:span text:style-name="T2">有（西元2010年 還不存在 的）自動淋浴器</text:span><text:span text:style-name="T31">。</text:span></text:p>
            </text:list-item>
            <text:list-item>
              <text:p text:style-name="P35">有 礦石菜。</text:p>
            </text:list-item>
            <text:list-item>
              <text:p text:style-name="P35">不要 吃 蝦、螃蟹。</text:p>
            </text:list-item>
            <text:list-item>
              <text:p text:style-name="P36"><text:span text:style-name="T28">1</text:span><text:span text:style-name="T1">8歲以下的 未成年人，犯罪 會受到 懲罰。</text:span></text:p>
            </text:list-item>
            <text:list-item>
              <text:p text:style-name="P37">沒有 能源問題、糧食問題、正在發生的問題、水域衝突。</text:p>
            </text:list-item>
            <text:list-item>
              <text:p text:style-name="P37">避免依賴 養老金。</text:p>
            </text:list-item>
            <text:list-item>
              <text:p text:style-name="P37">沒有 自給自足的太空殖民地。</text:p>
            </text:list-item>
            <text:list-item>
              <text:p text:style-name="P37">壽命變長。</text:p>
            </text:list-item>
            <text:list-item>
              <text:p text:style-name="P38"><text:span text:style-name="T29">9</text:span><text:span text:style-name="T1">9%能源 來自 衛星。</text:span></text:p>
            </text:list-item>
            <text:list-item>
              <text:p text:style-name="P38">外星人、人類 混雜在一起的 世界。</text:p>
            </text:list-item>
            <text:list-item>
              <text:p text:style-name="P13"><text:span text:style-name="T2">西元2062年的 所有技術 來自於 西元2040年的 技術傳入</text:span><text:span text:style-name="T31">。</text:span></text:p>
            </text:list-item>
            <text:list-item>
              <text:p text:style-name="P39">太空船 能夠 到達 太陽系、銀河系 之外。</text:p>
            </text:list-item>
            <text:list-item>
              <text:p text:style-name="P13"><text:span text:style-name="T2">太空船 比 光速 快 1000倍以上</text:span><text:span text:style-name="T31">。</text:span></text:p>
            </text:list-item>
            <text:list-item>
              <text:p text:style-name="P39">多次返回 出發時間 這個概念，非常接近 時間機器的 核心。</text:p>
            </text:list-item>
            <text:list-item>
              <text:p text:style-name="P13"><text:span text:style-name="T2">在 西元2011年 也可以 輕鬆創建 很小的 時空旅行空間</text:span><text:span text:style-name="T31">。</text:span></text:p>
            </text:list-item>
            <text:list-item>
              <text:p text:style-name="P39">從 海洋中 發現 許多 生物。</text:p>
            </text:list-item>
            <text:list-item>
              <text:p text:style-name="P39">有 業力。</text:p>
            </text:list-item>
            <text:list-item>
              <text:p text:style-name="P39">地表 仍然以 美國 為中心。</text:p>
              <text:list>
                <text:list-item>
                  <text:p text:style-name="P39">地下都市 不是 以 美國 為中心。</text:p>
                </text:list-item>
              </text:list>
            </text:list-item>
            <text:list-item>
              <text:p text:style-name="P39">所有疾病 都可以得到 治癒。</text:p>
              <text:list>
                <text:list-item>
                  <text:p text:style-name="P39">明顯例子，有機體奇點。</text:p>
                  <text:list>
                    <text:list-item>
                      <text:p text:style-name="P46">（有機體奇點 的 描述在 <text:span text:style-name="T55">_</text:span> 文件群的 <text:span text:style-name="T55">有機體奇點</text:span>）</text:p>
                    </text:list-item>
                  </text:list>
                </text:list-item>
                <text:list-item>
                  <text:p text:style-name="P39">明顯例子，第一層級法則（以上）。</text:p>
                  <text:list>
                    <text:list-item>
                      <text:p text:style-name="P46">（第一層級法則（以上）的 描述在 <text:span text:style-name="T55">_傳承</text:span> 文件群的 <text:span text:style-name="T55">法則 與 層級</text:span>）</text:p>
                    </text:list-item>
                  </text:list>
                </text:list-item>
              </text:list>
            </text:list-item>
            <text:list-item>
              <text:p text:style-name="P39">只有 少數人 有 通靈 的能力。</text:p>
              <text:list>
                <text:list-item>
                  <text:p text:style-name="P39">有 通靈 能力。</text:p>
                </text:list-item>
                <text:list-item>
                  <text:p text:style-name="P39">通靈能力、通靈者 被認可、被承認。</text:p>
                </text:list-item>
              </text:list>
            </text:list-item>
            <text:list-item>
              <text:p text:style-name="P14"><text:span text:style-name="T2">西元2012年，日本 發現 內部洩漏放射性物質</text:span><text:span text:style-name="T31">。</text:span></text:p>
              <text:list>
                <text:list-item>
                  <text:p text:style-name="P40">查驗。</text:p>
                  <text:list>
                    <text:list-item>
                      <text:p text:style-name="P14"><text:span text:style-name="T2">西元2012年8月22日，日本 調查 福島第一核電站 周邊</text:span><text:span text:style-name="T31">。</text:span></text:p>
                      <text:list>
                        <text:list-item>
                          <text:p text:style-name="P14"><text:span text:style-name="T2">日本</text:span><text:span text:style-name="T22"> 發現，核事故 洩漏的 鉟-238</text:span><text:span text:style-name="T4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2">散布在 西元2011年的 通靈者 都是 遊客</text:span>。</text:p>
            </text:list-item>
            <text:list-item>
              <text:p text:style-name="P41">富士山 還沒 爆發。</text:p>
            </text:list-item>
            <text:list-item>
              <text:p text:style-name="P16"><text:span text:style-name="T2">在 2062 小時候，有 看到 富士山 煙霧上升的 消息</text:span><text:span text:style-name="T31">。</text:span></text:p>
            </text:list-item>
            <text:list-item>
              <text:p text:style-name="P17"><text:span text:style-name="T2">2062、外星人 正在進行 合作</text:span><text:span text:style-name="T31">。</text:span></text:p>
            </text:list-item>
          </text:list>
        </text:list-item>
        <text:list-item>
          <text:p text:style-name="P42"><text:bookmark-start text:name="2062 的預言、認定的歷史（二）"/><text:span text:style-name="T30">2062 的預言、</text:span><text:span text:style-name="T53">認定的歷史（二）</text:span><text:bookmark-end text:name="2062 的預言、認定的歷史（二）"/></text:p>
          <text:list>
            <text:list-item>
              <text:p text:style-name="P18"><text:span text:style-name="T2">2062 正在 被關注、被監視</text:span><text:span text:style-name="T31">。</text:span></text:p>
              <text:list>
                <text:list-item>
                  <text:p text:style-name="P18"><text:span text:style-name="T31">回答 某些問題 有機率會 危及生命</text:span>。</text:p>
                </text:list-item>
              </text:list>
            </text:list-item>
            <text:list-item>
              <text:p text:style-name="P19"><text:span text:style-name="T2">西元2013年的各種理論、西元2062年 有 很大的不同</text:span>。</text:p>
            </text:list-item>
            <text:list-item>
              <text:p text:style-name="P19"><text:span text:style-name="T31">必然、巧合，生活中發生的一切 都是 意料之外，除了 </text:span><text:span text:style-name="T48">了解未來 的人</text:span><text:span text:style-name="T54">。</text:span></text:p>
            </text:list-item>
            <text:list-item>
              <text:p text:style-name="P43">不要 飲食 酒精。</text:p>
            </text:list-item>
            <text:list-item>
              <text:p text:style-name="P19"><text:span text:style-name="T25">截至 西元2062年，有386種 冥想方法</text:span><text:span text:style-name="T48">。</text:span></text:p>
            </text:list-item>
            <text:list-item>
              <text:p text:style-name="P44">流行的 冥想方法 是 深海冥想、大氣冥想。</text:p>
            </text:list-item>
            <text:list-item>
              <text:p text:style-name="P19"><text:span text:style-name="T23">深海 有 總長 80公尺的 劇毒深海生物</text:span><text:span text:style-name="T49">。</text:span></text:p>
            </text:list-item>
            <text:list-item>
              <text:p text:style-name="P44">亞特蘭提斯 真實存在。</text:p>
            </text:list-item>
            <text:list-item>
              <text:p text:style-name="P44">亞特蘭提斯 最初 不是，由 人類 創建。</text:p>
            </text:list-item>
            <text:list-item>
              <text:p text:style-name="P44">廣島 的 核彈爆炸圓頂 仍然存在，悲劇重演。</text:p>
            </text:list-item>
            <text:list-item>
              <text:p text:style-name="P20"><text:span text:style-name="T2">沒有 程式語言，有 hhhic900的人工智慧，他們 可以說話、有情感</text:span><text:span text:style-name="T31">。</text:span></text:p>
            </text:list-item>
            <text:list-item>
              <text:p text:style-name="P44">能源 正在以 驚人的速度 增長。</text:p>
            </text:list-item>
            <text:list-item>
              <text:p text:style-name="P44">熱帶生物 已經遷移到 日本 附近。</text:p>
            </text:list-item>
            <text:list-item>
              <text:p text:style-name="P21"><text:span text:style-name="T23">2</text:span><text:span text:style-name="T2">062的 家裡 有 模擬體驗設備</text:span><text:span text:style-name="T31">。</text:span></text:p>
            </text:list-item>
            <text:list-item>
              <text:p text:style-name="P21"><text:span text:style-name="T2">西元2062年，不存在 日本教師工會</text:span><text:span text:style-name="T31">。</text:span></text:p>
            </text:list-item>
            <text:list-item>
              <text:p text:style-name="P21"><text:span text:style-name="T2">宇宙充滿等離子體 的 理論，是 禁忌、</text:span><text:span text:style-name="T24">2062</text:span><text:span text:style-name="T2">不能說</text:span><text:span text:style-name="T31">。</text:span></text:p>
            </text:list-item>
            <text:list-item>
              <text:p text:style-name="P44">有 車 在運行，形式 不同。</text:p>
            </text:list-item>
            <text:list-item>
              <text:p text:style-name="P20"><text:span text:style-name="T2">從 現在（2062回答的 現在、年分 是 西元2016年）開始，AI 是 令人難以置信的進步</text:span><text:span text:style-name="T31">。</text:span></text:p>
              <text:list>
                <text:list-item>
                  <text:p text:style-name="P22"><text:span text:style-name="T2">AI 是 人工智慧</text:span><text:span text:style-name="T31">。</text:span></text:p>
                </text:list-item>
              </text:list>
            </text:list-item>
            <text:list-item>
              <text:p text:style-name="P22"><text:span text:style-name="T31">西元</text:span><text:span text:style-name="T26">2030年</text:span><text:span text:style-name="T50"> 年代，有 量子電腦</text:span><text:span text:style-name="T31">。</text:span></text:p>
            </text:list-item>
            <text:list-item>
              <text:p text:style-name="P45">有 虛擬現實遊戲，不流行。</text:p>
            </text:list-item>
            <text:list-item>
              <text:p text:style-name="P45">了解 全球審計網路、公司負責人 的 行動，可以 幫助 世界。</text:p>
              <text:list>
                <text:list-item>
                  <text:p text:style-name="P45">有機率是指 稜鏡計畫、網路監控、手機監控、汽車監控、衛星監控、全面監控、一切監控。</text:p>
                </text:list-item>
              </text:list>
            </text:list-item>
            <text:list-item>
              <text:p text:style-name="P45">移民問題 不會被解決、更糟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05-12T13:29:44.946000000</dc:date>
    <meta:editing-duration>P11DT4H46M11S</meta:editing-duration>
    <meta:editing-cycles>7125</meta:editing-cycles>
    <meta:document-statistic meta:table-count="0" meta:image-count="0" meta:object-count="0" meta:page-count="1" meta:paragraph-count="169" meta:word-count="2742" meta:character-count="3709" meta:non-whitespace-character-count="3279"/>
  </office:meta>
</office:document-meta>
</file>